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fo:font-size="11pt" style:font-size-asian="11pt" style:font-size-complex="11pt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Arial" style:font-name-asian="Arial1" style:font-name-complex="Arial1"/>
    </style:style>
    <style:style style:name="P6" style:family="paragraph" style:parent-style-name="Standard" style:master-page-name="Standard">
      <style:paragraph-properties fo:margin-top="0in" fo:margin-bottom="0in" loext:contextual-spacing="false" fo:line-height="100%" style:page-number="1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.139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1" style:family="paragraph" style:parent-style-name="Heading_20_1">
      <style:paragraph-properties fo:line-height="100%"/>
    </style:style>
    <style:style style:name="P12" style:family="paragraph" style:parent-style-name="Heading_20_1">
      <style:paragraph-properties fo:line-height="100%"/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" style:family="text">
      <style:text-properties fo:font-size="11pt" fo:font-weight="bold" style:font-size-asian="11pt" style:font-weight-asian="bold" style:font-size-complex="11pt" style:font-weight-complex="bold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bold" style:font-name-asian="Times New Roman1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libri" fo:font-size="11pt" fo:font-style="normal" style:text-underline-style="none" fo:font-weight="normal" style:font-name-asian="Calibri1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T8" style:family="text">
      <style:text-properties style:font-name="Arial" style:font-name-asian="Arial1" style:font-name-complex="Arial1"/>
    </style:style>
    <style:style style:name="T9" style:family="text">
      <style:text-properties style:font-name="Arial" fo:font-style="italic" fo:font-weight="bold" style:font-name-asian="Arial1" style:font-style-asian="italic" style:font-weight-asian="bold" style:font-name-complex="Arial1" style:font-style-complex="italic" style:font-weight-complex="bold"/>
    </style:style>
    <style:style style:name="T10" style:family="text">
      <style:text-properties style:font-name="Arial" fo:font-style="italic" style:font-name-asian="Arial1" style:font-style-asian="italic" style:font-name-complex="Arial1" style:font-style-complex="italic"/>
    </style:style>
    <style:style style:name="T11" style:family="text">
      <style:text-properties style:font-name="Arial" fo:font-size="12pt" fo:font-style="italic" style:font-name-asian="Arial1" style:font-size-asian="12pt" style:font-style-asian="italic" style:font-name-complex="Arial1" style:font-size-complex="12pt" style:font-style-complex="italic"/>
    </style:style>
    <style:style style:name="T12" style:family="text">
      <style:text-properties style:font-name="Arial" fo:font-size="12pt" fo:font-weight="normal" style:font-name-asian="Arial1" style:font-size-asian="12pt" style:font-weight-asian="normal" style:font-name-complex="Arial1" style:font-size-complex="12pt" style:font-weight-complex="normal"/>
    </style:style>
    <style:style style:name="T13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Описание Предметной области (ВНИМАНИЕ: список сущностей и их атрибутов определен ПРИМЕРНО, окончательное кол-во сущностей и их атрибутов нужно определить, исходя из раздела «Реализовать»)</text:span></text:p>
      <text:p text:style-name="P1"/>
      <text:p text:style-name="Standard"><text:span text:style-name="T3">Выдача кредитов в <text:s/>коммерческом банке.</text:span></text:p>
      <text:p text:style-name="P2"><text:span text:style-name="T1">Описание Предметной области (ВНИМАНИЕ: список сущностей и их атрибутов определен ПРИМЕРНО, окончательное кол-во сущностей и их атрибутов нужно определить, исходя из раздела «Реализовать»)</text:span></text:p>
      <text:p text:style-name="P3"/>
      <text:p text:style-name="P2"><text:span text:style-name="T2">Информация о клиентах банка: название фирмы, телефон, юр.адрес, контактное лицо, кредитная история этого клиента в других банках (в упрощенном виде: название «чужого» банка, номер кредита, сумма, дата выплаты, признак погашения).</text:span></text:p>
      <text:p text:style-name="P2"><text:span text:style-name="T2">Информация о кредитах «нашего» банка: название, процентная ставка, максимальный срок, <text:s/>максимальная сумма, возможность погашения по частям.</text:span></text:p>
      <text:p text:style-name="P2"><text:span text:style-name="T2">Информация о сделках в «нашем» банке: сумма, дата выдачи, срок погашения.</text:span></text:p>
      <text:p text:style-name="P4"/>
      <text:p text:style-name="P2"><text:span text:style-name="T2">Реализовать:</text:span></text:p>
      <text:p text:style-name="P2"><text:span text:style-name="T2">- Подбор кредита в соответствии с желанием клиента, заключение договора на кредитование;</text:span></text:p>
      <text:p text:style-name="P2"><text:span text:style-name="T2">- Начисление штрафа за задержку выплаты;</text:span></text:p>
      <text:p text:style-name="P2"><text:span text:style-name="T2">- Получение клиентом информации об остатке долга;</text:span></text:p>
      <text:p text:style-name="P2"><text:span text:style-name="T2">- Поиск «ненадежных» клиентов (с плохой кредитной историей – есть хотя бы один кредит в «чужом» банке, не погашенный вовремя)</text:span></text:p>
      <text:p text:style-name="P2"><text:span text:style-name="T2">- Поиск наиболее выгодных кредитов, наиболее популярных кредитов, кредитов, не пользующихся спросом</text:span></text:p>
      <text:p text:style-name="P7"/>
      <text:p text:style-name="P8"><text:span text:style-name="T4">Лабораторная №3</text:span></text:p>
      <text:p text:style-name="P8"><text:span text:style-name="T4">Часть 1</text:span></text:p>
      <text:p text:style-name="P2"><text:span text:style-name="T8">Цель: изучить конструкции языка SQL для манипулирования данными в СУБД <text:s/>MSSQL.</text:span></text:p>
      <text:p text:style-name="P2"><text:span text:style-name="T8">Задания и краткое описание работы:</text:span></text:p>
      <text:p text:style-name="P2"><text:span text:style-name="T9">1. Выборка из одной таблицы.</text:span></text:p>
      <text:p text:style-name="P2"><text:span text:style-name="T8">1.1 Выбрать из произвольной таблицы данные и отсортировать их по двум <text:s/>произвольным имеющимся в таблице признакам (разные направления сортировки).</text:span></text:p>
      <text:p text:style-name="P2"><text:span text:style-name="T8">1.2 Выбрать из произвольной таблицы те записи, которые удовлетворяют</text:span></text:p>
      <text:p text:style-name="P2"><text:span text:style-name="T8">условию отбора (where). Привести 2-3 запроса.</text:span></text:p>
      <text:p text:style-name="P2"><text:span text:style-name="T8">1.3 Привести примеры 2-3 запросов с использованием агрегатных функций</text:span></text:p>
      <text:p text:style-name="P2"><text:soft-page-break/><text:span text:style-name="T8">(count, max, sum и др.) с группировкой и без группировки. </text:span></text:p>
      <text:p text:style-name="P2"><text:span text:style-name="T8">1.4 <text:s/>Привести примеры подведения подытога с использованием GROUP BY [ALL] [ CUBE | ROLLUP](2-3 запроса). В ROLLUP и CUBE использовать не менее 2-х столбцов.</text:span></text:p>
      <text:p text:style-name="P2"><text:span text:style-name="T8">1.5 Выбрать из таблиц информацию об объектах, в названиях которых нет заданной последовательности букв (LIKE).</text:span></text:p>
      <text:p text:style-name="P5"/>
      <text:p text:style-name="P2"><text:span text:style-name="T9">2. Выборка из нескольких таблиц.</text:span></text:p>
      <text:p text:style-name="P2"><text:span text:style-name="T8">2.1 Вывести информацию подчиненной (дочерней) таблицы, заменяя коды</text:span></text:p>
      <text:p text:style-name="P2"><text:span text:style-name="T8">(значения внешних ключей) соответствующими символьными значениями из</text:span></text:p>
      <text:p text:style-name="P2"><text:span text:style-name="T8">родительских таблиц. Привести 2-3 запроса с использованием классического</text:span></text:p>
      <text:p text:style-name="P2"><text:span text:style-name="T8">подхода соединения таблиц (where).</text:span></text:p>
      <text:p text:style-name="P2"><text:span text:style-name="T8">2.2. Реализовать запросы пункта 2.1 через внутреннее соединение inner join. </text:span></text:p>
      <text:p text:style-name="P2"><text:span text:style-name="T8">2.3. Левое внешнее соединение left join. Привести 2-3 запроса.</text:span></text:p>
      <text:p text:style-name="P2"><text:span text:style-name="T8">2.4. Правое внешнее соединение right join. Привести 2-3 запроса </text:span></text:p>
      <text:p text:style-name="P2"><text:span text:style-name="T8">2.5. Привести примеры 2-3 запросов с использованием агрегатных функций</text:span></text:p>
      <text:p text:style-name="P2"><text:span text:style-name="T8">и группировки.</text:span></text:p>
      <text:p text:style-name="P2"><text:span text:style-name="T8">2.6. Привести примеры 2-3 запросов с использованием группировки и условия отбора групп (Having).</text:span></text:p>
      <text:p text:style-name="P2"><text:span text:style-name="T8">2.7. Привести примеры 3-4 вложенных (соотнесенных, c использованием IN, EXISTS) запросов.</text:span></text:p>
      <text:p text:style-name="P2"><text:span text:style-name="T9">3. Представления</text:span></text:p>
      <text:p text:style-name="P2"><text:span text:style-name="T8">3.1 <text:s/>На основе любых запросов из п. 2 создать два представления (VIEW).</text:span></text:p>
      <text:p text:style-name="P2"><text:span text:style-name="T8">3.2 <text:s/>Привести примеры использования общетабличных выражений (СТЕ) (2-3 запроса)</text:span></text:p>
      <text:p text:style-name="P2"><text:span text:style-name="T9">4. Функции ранжирования</text:span></text:p>
      <text:p text:style-name="P2"><text:span text:style-name="T8">4.1 Привести примеры 3-4 запросов с использованием ROW_NUMBER, RANK, DENSE_RANK (c <text:s/></text:span><text:span text:style-name="T13">PARTITION BY и без</text:span><text:span text:style-name="T8">)</text:span></text:p>
      <text:p text:style-name="P2"><text:span text:style-name="T9">5. Объдинение, пересечение, разность</text:span></text:p>
      <text:p text:style-name="P2"><text:span text:style-name="T8">5.1 Привести примеры 3-4 запросов с использованием UNION / UNION ALL, EXCEPT, INTERSECT. Данные <text:s/>в одном из запросов отсортируйте по произвольному признаку.</text:span></text:p>
      <text:p text:style-name="P11"><text:span text:style-name="T11">6. Использование CASE, PIVOT и UNPIVOT.</text:span></text:p>
      <text:p text:style-name="P11"><text:span text:style-name="T12">6.1 Привести примеры получения сводных (итоговых) таблиц с использованием CASE</text:span></text:p>
      <text:p text:style-name="P11"><text:span text:style-name="T12">6.2 Привести примеры получения сводных (итоговых) таблиц с использованием PIVOT и UNPIVOT.</text:span></text:p>
      <text:p text:style-name="P12"><text:soft-page-break/></text:p>
      <text:p text:style-name="Standard"><text:span text:style-name="T10">Обязательными к выполнению являются запросы, приведенные ниже (смотри свой вариант).</text:span></text:p>
      <text:p text:style-name="Standard"><text:span text:style-name="T10">Отчет <text:s/>по лабораторной работе предоставляется в виде <text:s/>документа (Фамилия_Группа.docx). </text:span></text:p>
      <text:p text:style-name="Standard"><text:span text:style-name="T10">В этом <text:s/>документе по каждому заданию необходимо представить: условие запроса, текст SQL-запроса, скрин-копию результата выполнения запроса.</text:span></text:p>
      <text:p text:style-name="P8"><text:span text:style-name="T4">Часть 2</text:span></text:p>
      <text:p text:style-name="P9"><text:span text:style-name="T4">Составить следующие запросы:</text:span></text:p>
      <text:p text:style-name="P9"><text:span text:style-name="T5">a) <text:s/>Для каждого клиента вывести количество взятых им кредитов и их общую сумму</text:span></text:p>
      <text:p text:style-name="P9"><text:span text:style-name="T5">b) <text:s/>Найти самые выгодные кредиты (минимальная процентная ставка + возможность погашения по частям)</text:span></text:p>
      <text:p text:style-name="P9"><text:span text:style-name="T5">c) <text:s/>Выдать информацию о количестве заключенных сделок за каждый день с начала текущего месяца</text:span></text:p>
      <text:p text:style-name="P9"><text:span text:style-name="T5">d) <text:s/>Найти виды кредитов, не пользующиеся спросом (по которым не заключено ни одной сделки)</text:span></text:p>
      <text:p text:style-name="P10"><text:span text:style-name="T5">e) <text:s/>Среди клиентов с наибольшим количеством кредитов в данном банке найти тех, у кого «плохая» кредитная история (непогашенные кредиты в др.банках)</text:span></text:p>
      <text:p text:style-name="P8"><text:span text:style-name="T4">Лабораторная №4</text:span></text:p>
      <text:p text:style-name="P2"><text:tab/>Создать <text:s/>4 различных хранимых процедуры:</text:p>
      <text:p text:style-name="P2"><text:tab/>a) Процедура без параметров, формирующая список клиентов банка, не погасивших кредиты в срок в виде: клиент, название кредита, сумма, дата выдачи, дата погашения</text:p>
      <text:p text:style-name="P2"><text:tab/>b) Процедура, на входе получающая название клиента и формирующая список <text:s/>с его кредитными историями в виде: название клиента, название банка, дата выдачи кредита, дата фактического погашения</text:p>
      <text:p text:style-name="P2"><text:tab/>c) Процедура, на входе получающая процентную ставку, выходной параметр – название кредита с процентной ставкой, ближайшей к заданной</text:p>
      <text:p text:style-name="P2"><text:tab/>d) Процедура, вызывающая вложенную процедуру, которая определяет самый популярный кредит. Главная процедура выдает названия клиентов, взявших этот кредит</text:p>
      <text:p text:style-name="P2"><text:tab/>3 пользовательских функции:</text:p>
      <text:p text:style-name="P2"><text:tab/>a) Скалярная функция,которая для заданного кредита подсчитывает выручку банка в текущем году</text:p>
      <text:p text:style-name="P2"><text:tab/>b) Inline-функция, возвращающая список кредитов, которые не были ни разу выбраны клиентами с начала текущего года</text:p>
      <text:p text:style-name="P2"><text:tab/>c) Multi-statement-функция, выдающая список клиентов, бравших кредиты в нашем банке более 1 раза и при этом всегда выплачивавших их вовремя</text:p>
      <text:p text:style-name="P2"/>
      <text:p text:style-name="P7"/>
      <text:p text:style-name="P7"/>
      <text:p text:style-name="P2"><text:tab/>Создать <text:s/>3 триггера:</text:p>
      <text:p text:style-name="P2"><text:tab/>a) Триггер любого типа на добавление (заключение) договора по кредиту – если этот клиент брал кредиты ранее и при этом не всегда выплачивал их вовремя, то договор не заключается. Если клиент брал кредиты 2 и более раз и всегда выплачивал в срок, то заключается договор с льготной процентной ставкой</text:p>
      <text:p text:style-name="P8"><text:soft-page-break/><text:span text:style-name="T7"><text:tab/>b) <text:s/>Последующий триггер на изменение процентной ставки по кредиту – если на данный кредит заключены договора, и срок оплаты еще не наступил, процентную ставку не меняем, в противном случае ставку можно изменить не более чем в 1.1 раза</text:span></text:p>
      <text:p text:style-name="P2"><text:tab/>c) Замещающий триггер на операцию удаления клиента – если у него есть непогашенные кредиты, клиента не удаляем, в противном случае - удаляем</text:p>
      <text:p text:style-name="P2"><text:span text:style-name="T3">Обязательно предусмотреть обработку НЕСКОЛЬКИХ записей! (там, где необходимо, использовать КУРСОР!)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ru" fo:country="none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in" fo:margin-bottom="0in" loext:contextual-spacing="false" fo:line-height="150%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Normal_20__28_Web_29_" style:display-name="Normal (Web)" style:family="paragraph" style:parent-style-name="normal" style:default-outline-level="">
      <style:paragraph-properties fo:margin-top="0.1945in" fo:margin-bottom="0.1945in" loext:contextual-spacing="false" fo:line-height="100%"/>
      <style:text-properties style:font-name="Verdana" fo:font-family="Verdana" style:font-family-generic="roman" style:font-pitch="variable" fo:font-size="9pt" style:font-size-asian="9pt" style:language-asian="ru" style:country-asian="RU" style:font-size-complex="9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Footnote" style:family="paragraph" style:parent-style-name="normal" style:default-outline-level="" style:class="extra">
      <style:paragraph-properties fo:margin-top="0in" fo:margin-bottom="0in" loext:contextual-spacing="false" fo:line-height="100%"/>
      <style:text-properties fo:font-size="10pt" style:font-size-asian="10pt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Times New Roman" fo:font-family="'Times New Roman'" style:font-family-generic="roman" style:font-pitch="variable" fo:font-size="14pt" fo:font-weight="bold" style:letter-kerning="true" style:font-name-asian="Times New Roman1" style:font-family-asian="'Times New Roman'" style:font-family-generic-asian="system" style:font-pitch-asian="variable" style:font-size-asian="14pt" style:language-asian="ru" style:country-asian="RU" style:font-weight-asian="bold" style:font-name-complex="Arial1" style:font-family-complex="Arial" style:font-family-generic-complex="system" style:font-pitch-complex="variable" style:font-size-complex="15pt" style:font-weight-complex="bold"/>
    </style:style>
    <style:style style:name="Footnote_20_Text_20_Char" style:display-name="Footnote Text Char" style:family="text" style:parent-style-name="Default_20_Paragraph_20_Font">
      <style:text-properties style:font-name="Times New Roman" fo:font-family="'Times New Roman'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 style:language-complex="en" style:country-complex="US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15T12:26:00</meta:creation-date>
    <meta:initial-creator>nataly_i</meta:initial-creator>
    <meta:document-statistic meta:table-count="0" meta:image-count="0" meta:object-count="0" meta:page-count="4" meta:paragraph-count="71" meta:word-count="848" meta:character-count="6232" meta:non-whitespace-character-count="5412"/>
    <meta:generator>LibreOfficeDev/6.0.5.2$Linux_X86_64 LibreOffice_project/</meta:generator>
  </office:meta>
</office:document-meta>
</file>